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rrayConverter.AbstractArrayConverter( Objec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ArrayConverter.AbstractArray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rrayConverter.parseElements( String s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